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3" style:family="paragraph" style:parent-style-name="Text_20_body">
      <style:paragraph-properties fo:margin-left="0cm" fo:margin-right="0cm" fo:text-align="end" style:justify-single-word="false" fo:text-indent="0.499cm" style:auto-text-indent="false"/>
    </style:style>
    <style:style style:name="P94"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background-color="transparent"/>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5"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3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3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3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Text_20_body">
      <style:text-properties fo:language="ru" fo:country="RU"/>
    </style:style>
    <style:style style:name="P13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9" style:family="paragraph" style:parent-style-name="Text_20_body">
      <style:paragraph-properties fo:text-align="center" style:justify-single-word="false"/>
    </style:style>
    <style:style style:name="P140" style:family="paragraph" style:parent-style-name="First_20_line_20_indent">
      <style:text-properties fo:language="ru" fo:country="RU"/>
    </style:style>
    <style:style style:name="P141" style:family="paragraph" style:parent-style-name="First_20_line_20_indent">
      <style:paragraph-properties fo:text-align="justify" style:justify-single-word="false"/>
      <style:text-properties fo:language="ru" fo:country="RU"/>
    </style:style>
    <style:style style:name="P142" style:family="paragraph" style:parent-style-name="First_20_line_20_indent">
      <style:text-properties fo:font-size="15pt" fo:language="ru" fo:country="RU" style:font-size-asian="15pt" style:font-size-complex="15pt"/>
    </style:style>
    <style:style style:name="P143" style:family="paragraph" style:parent-style-name="First_20_line_20_indent">
      <style:text-properties fo:font-size="12pt" fo:language="ru" fo:country="RU" style:font-size-asian="12pt" style:font-size-complex="12pt"/>
    </style:style>
    <style:style style:name="P144" style:family="paragraph" style:parent-style-name="First_20_line_20_indent">
      <style:text-properties fo:language="en" fo:country="US"/>
    </style:style>
    <style:style style:name="P145" style:family="paragraph" style:parent-style-name="First_20_line_20_indent">
      <style:paragraph-properties fo:text-align="justify" style:justify-single-word="false"/>
      <style:text-properties fo:language="en" fo:country="US"/>
    </style:style>
    <style:style style:name="P146" style:family="paragraph" style:parent-style-name="First_20_line_20_indent">
      <style:paragraph-properties fo:text-align="justify" style:justify-single-word="false"/>
    </style:style>
    <style:style style:name="P147" style:family="paragraph" style:parent-style-name="Text_20_body">
      <style:paragraph-properties fo:margin-left="0cm" fo:margin-right="0cm" fo:text-align="center" style:justify-single-word="false" fo:text-indent="0cm" style:auto-text-indent="false"/>
    </style:style>
    <style:style style:name="P14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0" style:family="paragraph" style:parent-style-name="Text_20_body">
      <style:paragraph-properties fo:margin-left="0cm" fo:margin-right="0cm" fo:text-align="justify" style:justify-single-word="false" fo:text-indent="0cm" style:auto-text-indent="false"/>
    </style:style>
    <style:style style:name="P151" style:family="paragraph" style:parent-style-name="Footnote">
      <style:text-properties fo:language="en" fo:country="US"/>
    </style:style>
    <style:style style:name="P152" style:family="paragraph" style:parent-style-name="Footnote">
      <style:text-properties fo:language="ru" fo:country="RU"/>
    </style:style>
    <style:style style:name="P153" style:family="paragraph" style:parent-style-name="Footnote">
      <style:text-properties style:use-window-font-color="true" fo:language="ru" fo:country="RU"/>
    </style:style>
    <style:style style:name="P154" style:family="paragraph" style:parent-style-name="Footnote">
      <style:text-properties fo:font-style="normal" style:font-style-asian="normal" style:font-style-complex="normal"/>
    </style:style>
    <style:style style:name="P155" style:family="paragraph" style:parent-style-name="Text_20_body">
      <style:paragraph-properties loext:contextual-spacing="false" fo:margin-top="0cm" fo:margin-bottom="0.212cm" fo:text-align="justify" style:justify-single-word="false"/>
      <style:text-properties fo:language="en" fo:country="US"/>
    </style:style>
    <style:style style:name="P15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7" style:family="paragraph" style:parent-style-name="Standard">
      <style:text-properties fo:font-style="italic" style:font-style-asian="italic" style:font-style-complex="italic"/>
    </style:style>
    <style:style style:name="P158" style:family="paragraph" style:parent-style-name="Heading_20_1">
      <style:paragraph-properties fo:margin-left="0cm" fo:margin-right="0cm" fo:text-align="center" style:justify-single-word="false" fo:text-indent="0.499cm" style:auto-text-indent="false"/>
    </style:style>
    <style:style style:name="P159" style:family="paragraph" style:parent-style-name="Heading_20_2">
      <style:text-properties fo:language="en" fo:country="US"/>
    </style:style>
    <style:style style:name="P160" style:family="paragraph" style:parent-style-name="Heading_20_2">
      <style:paragraph-properties fo:text-align="justify" style:justify-single-word="false"/>
    </style:style>
    <style:style style:name="P161" style:family="paragraph" style:parent-style-name="Heading_20_3">
      <style:text-properties fo:language="ru" fo:country="RU"/>
    </style:style>
    <style:style style:name="P162"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en" fo:country="US"/>
    </style:style>
    <style:style style:name="T25" style:family="text">
      <style:text-properties fo:font-weight="bold" style:font-weight-asian="bold" style:font-weight-complex="bold"/>
    </style:style>
    <style:style style:name="T26" style:family="text">
      <style:text-properties fo:font-weight="bold" fo:background-color="transparent" style:font-weight-asian="bold" style:font-weight-complex="bold" loext:char-shading-value="0"/>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2" style:family="text">
      <style:text-properties style:use-window-font-color="true" fo:language="ru" fo:country="RU" fo:font-style="normal" fo:background-color="transparent" style:font-style-asian="normal" style:font-style-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font-style="italic" style:font-style-asian="italic" style:font-style-complex="italic"/>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style:use-window-font-color="true" fo:font-weight="normal" style:font-weight-asian="normal" style:font-weight-complex="normal"/>
    </style:style>
    <style:style style:name="T50" style:family="text">
      <style:text-properties style:use-window-font-color="true" fo:font-size="12pt" fo:language="en" fo:country="US" fo:font-style="normal" style:font-size-asian="12pt" style:font-style-asian="normal" style:font-size-complex="12pt" style:font-style-complex="normal"/>
    </style:style>
    <style:style style:name="T51" style:family="text">
      <style:text-properties style:use-window-font-color="true" fo:font-size="12pt" fo:language="en" fo:country="US" style:font-size-asian="12pt" style:font-size-complex="12pt"/>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style:font-style-asian="normal" style:font-weight-asian="normal" style:font-style-complex="normal" style:font-weight-complex="normal" loext:char-shading-value="0"/>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54"/>
      <text:h text:style-name="P159"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8">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5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5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9">Дайсон.</text:span></text:p>
      <text:p text:style-name="P80"><text:span text:style-name="T8">– </text:span><text:span text:style-name="T59">Сколько тебе лет?</text:span></text:p>
      <text:p text:style-name="P80"><text:span text:style-name="T8">– </text:span><text:span text:style-name="T59">Два года с начала запуска кластера.</text:span></text:p>
      <text:p text:style-name="P80"><text:soft-page-break/><text:span text:style-name="T8">– </text:span><text:span text:style-name="T59">Какой сейчас год?</text:span></text:p>
      <text:p text:style-name="P80"><text:span text:style-name="T8">– </text:span><text:span text:style-name="T49">20</text:span><text:span text:style-name="T35">19</text:span><text:span text:style-name="T59">-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3">Ага, уже теплее.</text:p>
      <text:p text:style-name="P33"/>
      <text:p text:style-name="P80"><text:span text:style-name="T8">– Нэш</text:span><text:span text:style-name="T59">,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7">***</text:p>
      <text:p text:style-name="P147"/>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2">Валиум <text:span text:style-name="T52">–</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59" text:outline-level="2">2. Пробуждение</text:h>
      <text:p text:style-name="P31"/>
      <text:p text:style-name="P1"><text:span text:style-name="T32">Сознание рестартовало после того, как я гребанулся </text:span><text:span text:style-name="T52">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2">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а с резко очерчеными скулами в ореоле </text:span><text:soft-page-break/><text:span text:style-name="T52">живого переливающегося сияния, огромные глаза на треть морды, </text:span><text:span text:style-name="T2">грациозные</text:span><text:span text:style-name="T52"> настороженные уш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text:span><text:span text:style-name="T18">—</text:span><text:span text:style-name="T52">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text:s/>Да и не должно быть —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7">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2">Спи, Сестра моя родная,<text:line-break/>Спи. Усни.<text:line-break/>Крыльями тебя укрою,<text:line-break/>Спи. Усни.</text:p><text:p text:style-name="P152"><text:tab/>В чаще тёмной волки воют,<text:line-break/>Спи. Усни.</text:p><text:p text:style-name="P152"><text:tab/>В мрачном замке духи ноют,<text:line-break/>Спи. Усни.</text:p><text:p text:style-name="P152"><text:tab/>Сказки вечность нам читает,<text:line-break/>Спи. Усни.<text:line-break/>День осенний угасает,<text:line-break/>Спи. Усни.<text:line-break/>Помни только в сне глубоком,</text:p><text:p text:style-name="P15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7">,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9"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1722054212302655269" text:style-name="L1">
        <text:list-item>
          <text:p text:style-name="P16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62"><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6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51">– <text:span text:style-name="T1">Восемь, учитель!</text:span></text:p><text:p text:style-name="P15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6"> – </text:span><text:span text:style-name="T33">2135</text:span><text:span text:style-name="T46"> A.C.</text:span><text:span text:style-name="T28">»</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6">и-и-и</text:span>-<text:span text:style-name="T77">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0">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9"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2">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2">любви</text:span> начинаешь понимать только тогда, когда <text:span text:style-name="T62">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9" text:outline-level="2">8. Стыд</text:h>
      <text:p text:style-name="P148"/>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text:soft-page-break/>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50"/>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text:span><text:span text:style-name="T2">Я</text:span><text:span text:style-name="T52">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8">— и приют для престарелых минотавров </text:span><text:span text:style-name="T50">“</text:span><text:span text:style-name="T51">Поле Кровожадной Брани</text:span><text:span text:style-name="T50">”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5">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8">—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2">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8"> и фонтанчик</text:span><text:span text:style-name="T29">а</text:span><text:span text:style-name="T38">.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3">Мне печалиться не стоит</text:p><text:p text:style-name="P153">Жизнь прекрасна и полна</text:p><text:p text:style-name="P153">Телом молода, душою —</text:p><text:p text:style-name="P153">Как дракон морской мудра</text:p><text:p text:style-name="P153"/><text:p text:style-name="P153">Я видала взлёт империй,</text:p><text:p text:style-name="P153">Я жила среди легенд,</text:p><text:p text:style-name="P153">Древней магии мистерий</text:p><text:p text:style-name="P153">Я прилежнейший студент</text:p><text:p text:style-name="P153"/><text:p text:style-name="P153">Обожаема народом,</text:p><text:p text:style-name="P153">Уважаема врагом —</text:p><text:p text:style-name="P153">Но друзья остались в прошлом,</text:p><text:p text:style-name="P153">Пустота пришла в мой дом</text:p><text:p text:style-name="P153"/><text:p text:style-name="P153">Одинока и печальна,</text:p><text:p text:style-name="P153">Недоступна и строга,</text:p><text:p text:style-name="P153">Потеряла изначальный</text:p><text:p text:style-name="P153">Смысл жизни навсегда</text:p><text:p text:style-name="P153"/><text:p text:style-name="P153">Жизнь моя теперь публична,</text:p><text:p text:style-name="P153">Жизнь моя теперь для всех,</text:p><text:p text:style-name="P153">В этом — горе, в этом — счастье,</text:p><text:p text:style-name="P153">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2">– </text:span>“<text:span text:style-name="T1">Что я могу сделать, чтобы вернуть всё назад?</text:span>”</text:p>
      <text:p text:style-name="P16"><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2">– </text:span><text:span text:style-name="T29">Что бы это значило, Флёр?</text:span></text:p>
      <text:p text:style-name="P16"><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5">— </text:span><text:span text:style-name="T59">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2">Аликорница</text:span> и так выглядела неважно.</text:p>
      <text:p text:style-name="P37"><text:soft-page-break/></text:p>
      <text:p text:style-name="P37">Поза <text:span text:style-name="T62">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2">и </text:span>у грифонов, <text:span text:style-name="T62">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2">М</text:span>еняет <text:span text:style-name="T62">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2">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2">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5">– </text:span><text:span text:style-name="T4">История Понивилля начинается с того благословенного дня, когда принцесса Селестия подарила семейству Эппл </text:span><text:span text:style-name="T55">— </text:span><text:span text:style-name="T4">тогда, правда, это ещё были Смиты </text:span><text:span text:style-name="T55">—</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5">—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8">–</text:span><text:span text:style-name="T29">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8">Я </text:span><text:span text:style-name="T29">присел на лавочку</text:span><text:span text:style-name="T38">. </text:span><text:span text:style-name="T29">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5">отнюдь не рекомендация</text:span><text:span text:style-name="T59">...</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9">– Ну что же…</text:span><text:span text:style-name="T38"> Почту за честь работать </text:span><text:span text:style-name="T29">под твоим руководством, Анон</text:span><text:span text:style-name="T38">. Погоди немного, я </text:span><text:span text:style-name="T29">приведу себя в порядок</text:span><text:span text:style-name="T38"> и расскажу тебе, насколько далеко смогла продвинуться. Быть может… </text:span><text:span text:style-name="T29">–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8"/>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9">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5">ведь </text:span><text:span text:style-name="T41">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6">Видения этих городов</text:span><text:span text:style-name="T47"> дрожали, <text:s/>пересекались </text:span><text:span text:style-name="T36">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9">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1">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5">—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2">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8">—</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8">– Я </text:span><text:span text:style-name="T42">всегда буду оставаться в тени, </text:span><text:span text:style-name="T38">– </text:span><text:span text:style-name="T42">хлюпала книгое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8">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8">—</text:span><text:span text:style-name="T1"> к счастью, силы заклинания не хватило. Для того, чтобы я смог подойти вплотную</text:span><text:span text:style-name="T29">,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8">—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9">«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9">.</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5">Чужестранец-примат разбил сердце нашей обожаемой Селестии! Двор в отчаянии </text:span><text:span text:style-name="T15">—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9">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9">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9">эт правда?</text:span></text:p>
      <text:p text:style-name="P49"><text:span text:style-name="T16">– </text:span><text:span text:style-name="T59">Какая из? Их много, вообще-то. Ик!</text:span></text:p>
      <text:p text:style-name="P49"><text:span text:style-name="T16">– </text:span><text:span text:style-name="T59">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9">он-нон, </text:span><text:span text:style-name="T16">– </text:span><text:span text:style-name="T59">захихикала Пинки, взъерошив копытами розовые кудряшки и попытавшись соорудить из них бороду, </text:span><text:span text:style-name="T16">–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9">Ты что-о-о! Нельзя любить фаэри! Она похитит твоё сердце, и ты будешь искать её, пока не… </text:span><text:span text:style-name="T16">– </text:span><text:span text:style-name="T59">Пинки погрузилась мордочкой в так и не съеденный салат «по-кантерлотски» и захрапела.</text:span></text:p>
      <text:p text:style-name="P49"><text:span text:style-name="T16">– </text:span><text:span text:style-name="T59">Пока не умру?</text:span></text:p>
      <text:p text:style-name="P49"><text:span text:style-name="T16">– </text:span><text:span text:style-name="T59">Нет, глупенький, </text:span><text:span text:style-name="T16">– </text:span><text:span text:style-name="T59">пробулькала Пинки из миски. </text:span><text:span text:style-name="T16">– </text:span><text:span text:style-name="T59">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5">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6"/>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5">Исчезновение дневной главы диархии: Эквестрия в панике!</text:span>» (статья двухдневной давности).</text:p>
      <text:p text:style-name="P52">«<text:span text:style-name="T25">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5">Да отстаньте же вы от меня! Он сказал, что ест пони, но я этого НЕ ВИДЕЛА!!!</text:span>»).</text:p>
      <text:p text:style-name="P52">«<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5">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9"/>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5">Добро пожаловать в Груммингтон! Вам здесь рады!</text:span></text:p>
      <text:p text:style-name="P52"><text:span text:style-name="T25">Население города </text:span><text:span text:style-name="T61">302 пони</text:span><text:span text:style-name="T25">.</text:span></text:p>
      <text:p text:style-name="P52"><text:span text:style-name="T61">250 пони</text:span><text:span text:style-name="T25">.</text:span></text:p>
      <text:p text:style-name="P52"><text:span text:style-name="T61">125 поней</text:span><text:span text:style-name="T25">.</text:span></text:p>
      <text:p text:style-name="P52"><text:span text:style-name="T25">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0">Дружба </text:span><text:span text:style-name="T34">—</text:span><text:span text:style-name="T20"> </text:span><text:span text:style-name="T3">э</text:span><text:span text:style-name="T20">то, </text:span><text:span text:style-name="T63">так её </text:span><text:span text:style-name="T3">разэтак</text:span><text:span text:style-name="T63">,</text:span><text:span text:style-name="T20"> магия!</text:span></text:p>
      <text:p text:style-name="P157"/>
      <text:p text:style-name="Standard"><text:span text:style-name="T20">P.S. Мне тебя не хватает. Сильно.</text:span><text:span text:style-name="T55">»</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1">37 пни</text:span></text:p>
      <text:p text:style-name="P71">24пн</text:p>
      <text:p text:style-name="P71">15</text:p>
      <text:p text:style-name="P52"><text:span text:style-name="T25">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5">Добро пожаловать в Груммингтон! Вам здесь рады!</text:span></text:p>
      <text:p text:style-name="P52"><text:span text:style-name="T25">Население города </text:span><text:span text:style-name="T61">302 пони</text:span><text:span text:style-name="T25">.</text:span></text:p>
      <text:p text:style-name="P52"><text:span text:style-name="T61">250 пони</text:span><text:span text:style-name="T25">.</text:span></text:p>
      <text:p text:style-name="P52"><text:span text:style-name="T61">125 поней</text:span><text:span text:style-name="T25">.</text:span></text:p>
      <text:p text:style-name="P52"><text:span text:style-name="T25">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26">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2">».</text:span> «<text:span text:style-name="T25">Нехватка пегасов-погодников: указ принцессы Луны разрешает набор в погодные команды пегасов с аттестацией по ускоренному курсу</text:span>». «<text:span text:style-name="T25">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5">Криминальный мир: опасный преступник, примат «анонимус», всё ещё на свободе!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6">пишешь</text:span><text:span text:style-name="T47">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2"> мне</text:span> удалось замазать самые большие щели. За тестовый<text:span text:style-name="T62"> </text:span>получасовый заплыв<text:span text:style-name="T62">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2">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но <text:span text:style-name="T62">любили друг друга! И у них </text:span>был<text:span text:style-name="T62"> </text:span>офигенный <text:span text:style-name="T62">секс! </text:span>И это было офигенно круто!<text:span text:style-name="T62">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0">– А</text:span><text:span text:style-name="T31">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8">Я не могу навязать тебе чувств…</text:span><text:span text:style-name="T23"> </text:span><text:span text:style-name="T28">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7">Ещё мгновение </text:span><text:span text:style-name="T28">—</text:span><text:span text:style-name="T27">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2">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52">Когорта <text:span text:style-name="T52">–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2">, что кот бессмертен. Также допустим, что кот з</text:span>аколдован<text:span text:style-name="T62"> </text:span>отложенным <text:span text:style-name="T62">заклятие</text:span>м<text:span text:style-name="T62"> Абсолютного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52">Тороид <text:span text:style-name="T52">–</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60"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52">Митарианец <text:span text:style-name="T52">–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6">д</text:span>ЕсЬ БЫл <text:span text:style-name="T67">д</text:span>ИскОр<text:span text:style-name="T65">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5">7.76</text:span>», сменившись на «<text:span text:style-name="T25">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5">«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5">«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60">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8"/>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8"/>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2">Центурия <text:span text:style-name="T52">– военное подразделение в 100 солдат</text:span></text:p></text:note-body></text:note> в последний бой.</text:p>
      <text:p text:style-name="P49"/>
      <text:p text:style-name="P49"><text:soft-page-break/>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text:soft-page-break/>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отремонтирова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2">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text:soft-page-break/></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text:soft-page-break/>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text:soft-page-break/></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text:soft-page-break/></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52">Манипула <text:span text:style-name="T52">–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text:soft-page-break/></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5">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2">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text:soft-page-break/></text:p>
      <text:p text:style-name="P57">…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text:soft-page-break/></text:p>
      <text:p text:style-name="P54">–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2">А ч</text:span>то случилось с кракеном?</text:p>
      <text:p text:style-name="P54">– Он упал в <text:span text:style-name="T62">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1">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1">—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61" text:outline-level="3">Воскресенье</text:h>
      <text:p text:style-name="P49"/>
      <text:p text:style-name="P1">Невесомость, удар, чувство веса. Я открываю глаза.</text:p>
      <text:p text:style-name="P1"/>
      <text:p text:style-name="P1"><text:soft-page-break/>Крыша <text:span text:style-name="T28">высотки</text:span><text:span text:style-name="T27"> </text:span>тускло отсвечивает в свете звёзд. <text:span text:style-name="T27">Парочка на скамейке всё так же </text:span><text:span text:style-name="T28">сидит </text:span><text:span text:style-name="T27">спиной ко мне, как будто не прошло два месяца с моего отбытия. Мне виден краешек чёрного экрана ноутбука, лежащего на </text:span><text:span text:style-name="T28">лавке</text:span><text:span text:style-name="T27"> </text:span><text:span text:style-name="T28">между</text:span><text:span text:style-name="T27">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2">Невозможно поверить, но два месяца</text:span><text:span text:style-name="T19"> </text:span><text:span text:style-name="T52">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1">– Нэш, п</text:span>ривет. Это Анон.</text:p>
      <text:p text:style-name="P1"><text:span text:style-name="T31">–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61"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6">– А ты в курсе, что твой Дискорд многократно сжигал Селестию живьём? Хороша шутка, обхохочешься! – выпалил я.</text:p>
      <text:p text:style-name="P116">–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6">– Это не мои… эмм… домыслы… Он сам мне рассказал…</text:p>
      <text:p text:style-name="P116">Флаттершай встала со стула и попыталась уйти. Я задержал её.</text:p>
      <text:p text:style-name="P116">– Извини, не знал. Не уходи. Нам нельзя ссориться.</text:p>
      <text:p text:style-name="P104"><text:soft-page-break/>Девушка слабо улыбнулась.</text:p>
      <text:p text:style-name="P116">– Я не сержусь… На Дискорда трудно не злиться… Он так себя ведёт, потому что его это… эмм… <text:s/>забавляет.</text:p>
      <text:p text:style-name="P3"/>
      <text:p text:style-name="P139">***</text:p>
      <text:p text:style-name="P13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7">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7">—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7">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Великое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8">—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8">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2">с</text:span> форменны<text:span text:style-name="T62">ми</text:span> <text:span text:style-name="T62">шевронами</text:span>. С именными <text:span text:style-name="T62">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6"/>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6">– Не нравится мне тут. Чуйка нехорошая…</text:p>
      <text:p text:style-name="P116"><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4">—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16">– Привет, Сел.</text:p>
      <text:p text:style-name="P155"/>
      <text:p text:style-name="P155">Аликорница всполошилась, спрят<text:span text:style-name="T1">ав</text:span> <text:span text:style-name="T1">пирожное</text:span> за спину.</text:p>
      <text:p text:style-name="P116">– Ах, это ты, Анон. Какое счастье! Ты снова с нами!</text:p>
      <text:p text:style-name="P116">–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6"/>
      <text:h text:style-name="P159" text:outline-level="2">2<text:span text:style-name="T1">9</text:span>. <text:span text:style-name="T1">Назад в Эквестрию</text:span></text:h>
      <text:p text:style-name="P120"/>
      <text:p text:style-name="P104"><text:span text:style-name="T11">– </text:span>Оп-па! – пробормотала Эпплджек. – Нежданчик!</text:p>
      <text:p text:style-name="P104">Дискорд дурашливо кивнул Эпплджек.</text:p>
      <text:p text:style-name="P116">– И я рад тебя видеть, дорогая Эппл-как-тебя-там! А где моя любимая Флаттершай?</text:p>
      <text:p text:style-name="P116">Окинув взглядом комнату, Дискорд закапризничал:</text:p>
      <text:p text:style-name="P116">–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6"/>
      <text:p text:style-name="P116">– С кем это вы тут разговариваете?</text:p>
      <text:p text:style-name="P116">В комнату вошла Флаттершай.</text:p>
      <text:p text:style-name="P116"/>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40">– Эй-Джей, Флатти, хватайте комп и на выход! Я с ним разберусь! Не теряйте вре..!</text:p>
      <text:p text:style-name="P140">– ТЫ ИДИО..!!!</text:p>
      <text:p text:style-name="P140">Дискорд <text:s/>заорал одновременно со мной, прикрываясь от меня руками, когда раздался оглушительный</text:p>
      <text:p text:style-name="P140"/>
      <text:p text:style-name="P140">… </text:p>
      <text:p text:style-name="P142">БАХ!!!</text:p>
      <text:p text:style-name="P143">…</text:p>
      <text:p text:style-name="P143"/>
      <text:p text:style-name="P14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раконикуса появилось удивлённо-мечтательное выражение и он вырубился.</text:p>
      <text:p text:style-name="P116"/>
      <text:p text:style-name="P116">…</text:p>
      <text:p text:style-name="P116"/>
      <text:p text:style-name="P116">– <text:span text:style-name="T1">А… Анон… Зачем ты напал на Дискорда? </text:span>– <text:span text:style-name="T1">прошептала Флаттершай в шоке.</text:span></text:p>
      <text:p text:style-name="P116"><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text:soft-page-break/></text:p>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7"><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7">Я повернулся к выходу. Флаттершай проскочила у меня под локтём и кинулась к драконикусу.</text:p>
      <text:p text:style-name="P127"/>
      <text:p text:style-name="P127"><text:span text:style-name="T11">– Нет! Дискорд </text:span>— не убийца!!!</text:p>
      <text:p text:style-name="P127">С необычной для неё силой Флаттершай вытащила кляп изо рта драконикуса.</text:p>
      <text:p text:style-name="P127"><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5"/>
      <text:p text:style-name="P127">Или драконикус — гениальный актёр, или… ?</text:p>
      <text:p text:style-name="P127"/>
      <text:p text:style-name="P127">Я вернулся к драконикусу и уселся на стул напротив него.</text:p>
      <text:p text:style-name="P127"><text:span text:style-name="T11">– Р</text:span>ассказывай.</text:p>
      <text:p text:style-name="P127"/>
      <text:p text:style-name="P127">Дискорд немного успокоился.</text:p>
      <text:p text:style-name="P127"><text:s/><text:span text:style-name="T11">–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text:span><text:span text:style-name="T11">ы </text:span><text:span text:style-name="T11">вернул</text:span><text:span text:style-name="T11">ся</text:span><text:span text:style-name="T11"> обратно. </text:span>Так что е<text:span text:style-name="T11">сли бы вы сюда не заявились, через пять минут я отправился бы за вами сам!</text:span></text:p>
      <text:p text:style-name="P127"><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7">У драконикуса глаза полезли на лоб.</text:p>
      <text:p text:style-name="P127"><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7"/>
      <text:p text:style-name="P127">Я задумался. Драконикус, похоже, говорил искренне. Но кто тогда всё это время играл с нами, <text:span text:style-name="T27">словно кот с мышью</text:span>?</text:p>
      <text:p text:style-name="P127"/>
      <text:p text:style-name="P127"><text:span text:style-name="T11">– </text:span>Анон! <text:span text:style-name="T11">– </text:span>крикнула Эпплджек из прихожей. <text:span text:style-name="T11">– </text:span>Я слышу шум за дверью!</text:p>
      <text:p text:style-name="P127"><text:soft-page-break/>Практически одновременно раздался звонок.</text:p>
      <text:p text:style-name="P133">– ОТКРОЙТЕ, ПОЛИЦИЯ! Вам даётся полминуты, чтобы открыть дверь! Через тридцать секунд дверь будет выбита!</text:p>
      <text:p text:style-name="P133"/>
      <text:p text:style-name="P133">Эпплджек ошалело выскочила из прихожей. Несколько мгновений я молча смотрел на неё. В голове свистел ветер и играла дудочка.</text:p>
      <text:p text:style-name="P133">– На крышу, живо!!! Через окно на кухне! – зашипел Дискорд.</text:p>
      <text:p text:style-name="P133">– Что? – ступил я.</text:p>
      <text:p text:style-name="P127"><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33"/>
      <text:p text:style-name="P133">Эпплджек, с ноутбуком в одной руке и Флаттершай — во второй, кинулась на кухню.</text:p>
      <text:p text:style-name="P127">Дверь содрогнулась от мощного удара. Послышался стук падающей штукатурки. Я сломя голову бросился за девушками.</text:p>
      <text:p text:style-name="P127">– Развяжи меня, кретин!!! – гаркнул вдогонку Дискорд.</text:p>
      <text:p text:style-name="P127">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7">– Давай на крышу! Я догоню! – рявкнул он, освобождая вторую руку.</text:p>
      <text:p text:style-name="P127"/>
      <text:p text:style-name="P127">От второго удара дверная коробка крякнула и наполовину въехала в прихожую.</text:p>
      <text:p text:style-name="P127">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7">Верёвка в кухонном окне дёргалась под весом карабкающихся девушек. Я словил её и стал на подоконник.</text:p>
      <text:p text:style-name="P127"/>
      <text:p text:style-name="P127">Блё-о-о!</text:p>
      <text:p text:style-name="P127"/>
      <text:p text:style-name="P127">Кусок стекла соскользнул с подоконника и исчез, вертясь и сверкая, в <text:span text:style-name="T27">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7">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2">А если не </text:span>выдержит<text:span text:style-name="T62"> </text:span>основа, к которой она привязана? Что-то мне в туалет захотелось… У меня нет боязни высоты, но это уже слишком!</text:p>
      <text:p text:style-name="P127"/>
      <text:p text:style-name="P127">Я задрал голову.</text:p>
      <text:p text:style-name="P127">О! Так уже легче! Надо мной всего лишь два этажа. Десять метров верёвки. Если не смотреть вниз, то…</text:p>
      <text:p text:style-name="P127"/>
      <text:p text:style-name="P132">«…<text:span text:style-name="T27">Будь храбр. Будь стоек. Будь силён. Что бы ни случилось, помни: Эквестрия с тобой. Эквестрия в тебе. Навсегда. И всегда…»</text:span></text:p>
      <text:p text:style-name="P134"/>
      <text:p text:style-name="P127"><text:soft-page-break/>Я вытер ладони о штаны, ухватил канат и сделал шаг вперёд…</text:p>
      <text:p text:style-name="P127"/>
      <text:p text:style-name="P127">…</text:p>
      <text:p text:style-name="P127"/>
      <text:p text:style-name="P127">Святые яйца, Анон, ты действительно сделал ЭТО!</text:p>
      <text:p text:style-name="P127"/>
      <text:p text:style-name="P127">…</text:p>
      <text:p text:style-name="P127"/>
      <text:p text:style-name="P127">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7">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7"/>
      <text:p text:style-name="P127">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
      <text:p text:style-name="P127">Селестия милосердная!!!</text:p>
      <text:p text:style-name="P127"/>
      <text:p text:style-name="P127">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7"/>
      <text:p text:style-name="P127">Я выдохнул.</text:p>
      <text:p text:style-name="P127"/>
      <text:p text:style-name="P127">Флаттершай появилась над бортиком и свесила вниз руку. Эпплджек вытянулась и протянула ей ноутбук одной рукой.</text:p>
      <text:p text:style-name="P127"/>
      <text:p text:style-name="P127">НЕТ! У них не получилось!</text:p>
      <text:p text:style-name="P127"/>
      <text:p text:style-name="P127">У меня враз вспотели ладони. Держаться на верёвке стало чертовски трудно.</text:p>
      <text:p text:style-name="P127"/>
      <text:p text:style-name="P127"><text:soft-page-break/>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7"/>
      <text:p text:style-name="P127">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7"/>
      <text:p text:style-name="P127">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7"/>
      <text:p text:style-name="P127">К счастью, фермерша не разжала ног.</text:p>
      <text:p text:style-name="P127"/>
      <text:p text:style-name="P127">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7">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7"/>
      <text:p text:style-name="P127">Фак-фак-фак-фак-фак!!! ДА НУ ЕГО В ПЕНЬ — ТАКОЙ АЛЬПИНИЗМ!!! А-А-А-А-А-А!!!…</text:p>
      <text:p text:style-name="P127">Верёвка закончилась. Наконец-то у меня появилось время для паники. Я судорожно обнял Эпплджек, закрыл глаза и приготовился…</text:p>
      <text:p text:style-name="P127"/>
      <text:p text:style-name="P127">…</text:p>
      <text:p text:style-name="P127"/>
      <text:p text:style-name="P127">Захват поперёк груди и сильный рывок выдавили из меня остатки дыхания.</text:p>
      <text:p text:style-name="P127">– ОТПУСТИ КОБЫЛУ!!! – загрохотало мне в ухо.</text:p>
      <text:p text:style-name="P127"/>
      <text:p text:style-name="P127">Я открыл глаза.</text:p>
      <text:p text:style-name="P127">Перед носом плавными рывками уходили вниз окна этажей. Вихрь от взмахов <text:span text:style-name="T27">разномастных</text:span> крыльев трепал волосы и выдувал слёзы из глаз. Тупая боль гнездилась в сожжённых верёвкой суставах.</text:p>
      <text:p text:style-name="P127">Чуть подняв глаза, я уставился в кривую морду драконикуса.</text:p>
      <text:p text:style-name="P127">– Отпусти фермершу. Я её держу, – повторил Дискорд. – Мне сбалансироваться надо. Вы не такие уж и лёгкие!</text:p>
      <text:p text:style-name="P127"/>
      <text:p text:style-name="P127">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7">Одной лапой он держал меня, другой пытался оторвать от меня Эпплджек. Наконец это ему удалось и дальнейший подъём происходил в молчании.</text:p>
      <text:p text:style-name="P127"/>
      <text:p text:style-name="P127">…</text:p>
      <text:p text:style-name="P127"><text:soft-page-break/></text:p>
      <text:p text:style-name="P127">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7">– Эмм… Флатти, дорогая, нам пора. Я слышу шаги на лестнице. Не говоря уже о том, что до закрытия коридора осталось минут двадцать, не больше…</text:p>
      <text:p text:style-name="P127"/>
      <text:p text:style-name="P127">…</text:p>
      <text:p text:style-name="P127"/>
      <text:p text:style-name="P127">На длинной шее драконикуса разместились Эпплджек и Флаттершай. Я, для сохранения баланса, разместился ближе к хвосту.</text:p>
      <text:p text:style-name="P127">Драконикус начал короткую пробежку к краю. Крохотные крылышки затрепыхались <text:s text:c="2"/>в отчаянной попытке разогреться.</text:p>
      <text:p text:style-name="P127"><text:span text:style-name="T11">– Д</text:span>искорд Эйрлайнс приветствует на борту! Температура воздуха пять градусов! Высота<text:span text:style-name="T27"> сто пять</text:span><text:span text:style-name="T22"> </text:span>метров. Ожидаемая продолжительность полёта — четыре минуты!..</text:p>
      <text:p text:style-name="P127"/>
      <text:p text:style-name="P127">…край крыши промелькнул под нами…</text:p>
      <text:p text:style-name="P135"/>
      <text:p text:style-name="P127"><text:span text:style-name="T11">– …</text:span>собственно, держаться в воздухе дольше у меня не хватит магии!</text:p>
      <text:p text:style-name="P127"/>
      <text:p text:style-name="P127">Мы летели навстречу закату.</text:p>
      <text:p text:style-name="P127"/>
      <text:p text:style-name="P127">…</text:p>
      <text:p text:style-name="P127"/>
      <text:p text:style-name="P127">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7"/>
      <text:p text:style-name="P127"><text:span text:style-name="T11">– </text:span>Ю-ху-у-у!!!</text:p>
      <text:p text:style-name="P127">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охватило до боли знакомое многоцветное сияние.</text:p>
      <text:p text:style-name="P127"/>
      <text:p text:style-name="P127">Перед нами увеличивалась громада моей высотки.</text:p>
      <text:p text:style-name="P127">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7">– Пристегните ремни! – проревел Дискорд, резко ускоряясь. – Будет весело!!!</text:p>
      <text:p text:style-name="P127">Эпплджек покрепче прижала к себе ноутбук. Флаттершай прижалась к шее Дискорда, спрятав лицо в короткой гриве.</text:p>
      <text:p text:style-name="P127">– ВНИМАНИЕ!!! – заорал Дискорд.</text:p>
      <text:p text:style-name="P127">Сложив крылья, драконикус <text:s/>стрелой влетел в портал.</text:p>
      <text:p text:style-name="P127"><text:soft-page-break/></text:p>
      <text:p text:style-name="P131">***</text:p>
      <text:p text:style-name="P127"/>
      <text:p text:style-name="P127">Ох, щит!!!</text:p>
      <text:h text:style-name="Heading_20_2" text:outline-level="2"/>
      <text:h text:style-name="Heading_20_2" text:outline-level="2"><text:span text:style-name="T1">30</text:span>. Разговор за столиком в <text:span text:style-name="T1">ночи</text:span></text:h>
      <text:p text:style-name="P144"/>
      <text:p text:style-name="P146">Мы почти успели.</text:p>
      <text:p text:style-name="P146"/>
      <text:p text:style-name="P14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4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4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1"/>
      <text:p text:style-name="P141">ХА-ХА-ХА!</text:p>
      <text:p text:style-name="P141"/>
      <text:p text:style-name="P141">Прямо как сейчас. Как говорится, найди десять отличий.</text:p>
      <text:p text:style-name="P141">Вот только… Только Дэш была бы жива…</text:p>
      <text:p text:style-name="P145">Я тяжело вздохнул.</text:p>
      <text:p text:style-name="P145"/>
      <text:p text:style-name="P145">…</text:p>
      <text:p text:style-name="P145"/>
      <text:p text:style-name="P145"><text:soft-page-break/><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 – <text:span text:style-name="T1">кивнул я.</text:span></text:p>
      <text:p text:style-name="P37">Кажется, за последние пару месяцев я разучился удивляться.</text:p>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7"/>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text:soft-page-break/>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э<text:span text:style-name="T11">краном…</text:span></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2"/>
      <text:p text:style-name="P52">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text:soft-page-break/>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3">–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4"><text:span text:style-name="T43">– </text:span><text:span text:style-name="T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text:soft-page-break/>–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7">.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3">– К сожалению, не </text:span><text:span text:style-name="T48">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3">творчество таких раздолбаев, как ты и твой дружок Юджин — чтоб ему икнулось, где бы он ни был.</text:span><text:span text:style-name="T43"><text:note text:id="ftn21" text:note-class="footnote"><text:note-citation>21</text:note-citation><text:note-body><text:p text:style-name="P15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4">– Сам ты раздолбай! – произнёс, наконец, Свирл.</text:p></text:note-body></text:note></text:span><text:span text:style-name="T43">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твоём мире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10"><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Анакорн поправил невесть откуда взявшиеся на переносице очки и ответил.</text:p>
      <text:p text:style-name="P104"><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0">– Хорошо. Уговорил. Кьютимарки беру на себя. Так и знал, что мне самое трудное достанется!</text:p>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0">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0">– Почему бы не сделать главной каноническую Эквестрию? Ту, что описана в мультике?</text:p>
      <text:p text:style-name="P110">– Нет, так не получится. Учти<text:span text:style-name="T52">,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2"> точнее, дерево схожих миров </text:span><text:span text:style-name="T57">—</text:span><text:span text:style-name="T52"> создали брони. Разумеется, стержнем им послужил именно сериал, но каждый фанфик </text:span><text:span text:style-name="T57">—</text:span><text:span text:style-name="T52">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1">&lt;<text:span text:style-name="T22">Анон говорит, что не хочет оставлять миры жестокости — кексики </text:span><text:span text:style-name="T24">(</text:span><text:span text:style-name="T22">сон Пинки) и радужную фабрику (сны жеребят).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10">Анакорн аж подпрыгнул на месте от восторга и стал мне аплодировать.</text:p>
      <text:p text:style-name="P111"/>
      <text:p text:style-name="P110"><text:span text:style-name="T52">– Наконец-то я вижу свет в конце тоннеля! Как это не пришло мне в голову! Ты всё отлично увязал! Всё сходится! Более того </text:span><text:span text:style-name="T57">—</text:span><text:span text:style-name="T52"> Анакорн заговорщически подмигнул мне </text:span><text:span text:style-name="T57">—</text:span><text:span text:style-name="T52">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м Континууме Эквуса</text:span><text:span text:style-name="T52">!</text:span></text:p>
      <text:p text:style-name="P111"/>
      <text:p text:style-name="P111">Я подозрительно посмотрел на Анакорна.</text:p>
      <text:p text:style-name="P111"/>
      <text:p text:style-name="P110"><text:span text:style-name="T18">– </text:span><text:span text:style-name="T52">Какой ещё, нафиг, «мой фанфик»? Я никакого фанфика не писал. И не собираюсь.</text:span></text:p>
      <text:p text:style-name="P111">Анакорн ехидно ухмыльнулся и сделал мне «глазки».</text:p>
      <text:p text:style-name="P110"><text:soft-page-break/><text:span text:style-name="T18">– </text:span><text:span text:style-name="T52">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 Я писать точно не буду <text:span text:style-name="T57">— ты меня с кьютимарками уже пригрузил на ближайшие тысячи лет.</text:span></text:p>
      <text:p text:style-name="P110">…</text:p>
      <text:p text:style-name="P110">Факн щит<text:note text:id="ftn22" text:note-class="footnote"><text:note-citation>22</text:note-citation><text:note-body><text:p text:style-name="P151">Fucking shit <text:span text:style-name="T2">–</text:span> <text:span text:style-name="T1">ёбаное дерьмо</text:span></text:p></text:note-body></text:note>!..</text:p>
      <text:p text:style-name="P110">…</text:p>
      <text:p text:style-name="P110">Ну а что мне остаётся? Я фейспамнул.</text:p>
      <text:p text:style-name="P110"/>
      <text:p text:style-name="P110"><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0">Анакорн насупился и спрятал карандаш в гриву.</text:p>
      <text:p text:style-name="P11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text:soft-page-break/>–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text:soft-page-break/>–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
      <text:p text:style-name="P110">Анакорн скривился и отвёл глаза.</text:p>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59">не знаю даже я. Говорят, это офигенно паршиво, намного хуже смерти. </text:span>Мне очень жаль. Тебе ещё не поздно выбрать что-нибудь другое.</text:p>
      <text:p text:style-name="P110">Я вздохнул. Слишком много философии на твою голову, Анон!</text:p>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7">~~~</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5">&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11">Я устало рассмеялся.</text:p>
      <text:p text:style-name="P111">– Сел, я завязал с конеёбством. Извини.</text:p>
      <text:p text:style-name="P111">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9"/>
      <text:p text:style-name="P119">Я молча протянул руку к носу аликорницы и попытался легонько сжать его. Рука прошла сквозь тело.</text:p>
      <text:p text:style-name="P119">– Бу-уп! – слабо улыбнулась Луна.</text:p>
      <text:p text:style-name="P119"/>
      <text:p text:style-name="P107">Аликорница подняла копыто и прижа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6"/>
      <text:p text:style-name="P107">– Думал от меня в другой реальности спрятаться, Проводничёк?!</text:p>
      <text:p text:style-name="P107"><text:soft-page-break/>Передо мной возникло хмурое рыло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1">–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oft-page-break/><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Эпилог. Земля</text:h>
      <text:p text:style-name="P118"/>
      <text:p text:style-name="P125">Звон будильника чуть не проломил башку. Я открыл глаза. </text:p>
      <text:p text:style-name="P125"/>
      <text:p text:style-name="P126"><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3"/>
      <text:p text:style-name="P125"><text:span text:style-name="T1">Я нашарил ногами тапки и пошёл в ванную. Проходя мимо стола, зацепился взглядом за</text:span> эскиз <text:span text:style-name="T1">рисунка</text:span>.</text:p>
      <text:p text:style-name="P125"/>
      <text:p text:style-name="P12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3"/>
      <text:p text:style-name="P121">Для того, чтобы выдавить остатки пасты на щётку, пришлось затратить серьёзные усилия.</text:p>
      <text:p text:style-name="P121"/>
      <text:p text:style-name="P122">Ага, и купить туалетной бумаги. Иначе уже вечером придётся использовать рекламки, что кидают в почтовый ящик. А они, блин, глянцевые!</text:p>
      <text:p text:style-name="P122"/>
      <text:p text:style-name="P124">Мысли вернулись к фантазии.</text:p>
      <text:p text:style-name="P124"/>
      <text:p text:style-name="P122">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2"/>
      <text:p text:style-name="P121">Попытка притронуться щёткой к зубу вызвала ноющую боль. </text:p>
      <text:p text:style-name="P121"/>
      <text:p text:style-name="P12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3"/>
      <text:p text:style-name="P121">Доставая из стола ключи от машины, опять наткнулся взглядом на эскиз.</text:p>
      <text:p text:style-name="P121"/>
      <text:p text:style-name="P123"><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3">А вот, кстати… А почему бы и нет? Хорошее ведь название? И интригующее — сразу сесть за клавиатуру захотелось.</text:p>
      <text:p text:style-name="P123"/>
      <text:p text:style-name="P123">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6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3-17T00:35:09.26</dc:date>
    <meta:editing-duration>P167DT2H8M37S</meta:editing-duration>
    <meta:editing-cycles>10610</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5" meta:paragraph-count="5059" meta:word-count="110533" meta:character-count="702916"/>
  </office:meta>
</office:document-meta>
</file>